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 fo:background-color="#FFFF00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/>
      <text:p text:style-name="Standard"/>
      <text:p text:style-name="Standard"/>
      <text:p text:style-name="P2">C-Practical Programmes</text:p>
      <text:p text:style-name="P3"/>
      <text:p text:style-name="Standard">1 Hello World Program</text:p>
      <text:p text:style-name="Standard">2 Add Two<text:s/>Numbers</text:p>
      <text:p text:style-name="Standard">3 Check Even or Odd</text:p>
      <text:p text:style-name="Standard">4 Find the Largest Number Among Three</text:p>
      <text:p text:style-name="Standard">5 Swap Two Numbers</text:p>
      <text:p text:style-name="Standard">6 Calculate Factorial of a Number</text:p>
      <text:p text:style-name="Standard">7 Fibonacci Series</text:p>
      <text:p text:style-name="Standard">8 Prime Number Check</text:p>
      <text:p text:style-name="Standard">9 Reverse a Number</text:p>
      <text:p text:style-name="Standard">10 Palindrome Check</text:p>
      <text:p text:style-name="Standard">11 Calculate the Sum of Digits</text:p>
      <text:p text:style-name="Standard">12 Decimal to Binary Conversion</text:p>
      <text:p text:style-name="Standard">13 Binary to Decimal Conversion</text:p>
      <text:p text:style-name="Standard">14 Basic Calculator</text:p>
      <text:p text:style-name="Standard">15 Area of a Circle</text:p>
      <text:p text:style-name="Standard">16 Area of a Rectangle</text:p>
      <text:p text:style-name="Standard">17 Area of a Triangle</text:p>
      <text:p text:style-name="Standard">18 Simple Interest Calculation</text:p>
      <text:p text:style-name="Standard">19 Celsius to Fahrenheit Conversion</text:p>
      <text:p text:style-name="Standard">20 Fahrenheit to Celsius Conversion</text:p>
      <text:p text:style-name="Standard">21 Armstrong Number Check</text:p>
      <text:p text:style-name="Standard">22 Perfect Number Check</text:p>
      <text:p text:style-name="Standard">23 Print ASCII Value of a Character</text:p>
      <text:p text:style-name="Standard">24 GCD (Greatest Common Divisor)</text:p>
      <text:p text:style-name="Standard">25 LCM (Least Common Multiple)</text:p>
      <text:p text:style-name="Standard">26 Factorization of a Number</text:p>
      <text:p text:style-name="Standard">27 Reverse a String</text:p>
      <text:p text:style-name="Standard">28 Count Vowels and Consonants in a String</text:p>
      <text:p text:style-name="Standard">29 String Concatenation</text:p>
      <text:p text:style-name="Standard">30 String Length Calculation</text:p>
      <text:p text:style-name="Standard">31 Check for Anagrams</text:p>
      <text:p text:style-name="Standard">32 Count Words in a Sentence</text:p>
      <text:p text:style-name="Standard">33 Bubble Sort</text:p>
      <text:p text:style-name="Standard">34 Selection Sort</text:p>
      <text:p text:style-name="Standard">35 Insertion Sort</text:p>
      <text:p text:style-name="Standard">36 Linear Search</text:p>
      <text:p text:style-name="Standard">37 Binary Search</text:p>
      <text:p text:style-name="Standard">38 Merge Sort</text:p>
      <text:p text:style-name="Standard">39 Quick Sort</text:p>
      <text:p text:style-name="Standard">40 Matrix Addition</text:p>
      <text:p text:style-name="Standard">41 Matrix Subtraction</text:p>
      <text:p text:style-name="Standard">42 Matrix Multiplication</text:p>
      <text:p text:style-name="Standard">43 Transpose of a<text:s/>Matrix</text:p>
      <text:p text:style-name="Standard">44 Check Upper Triangular Matrix</text:p>
      <text:p text:style-name="Standard">45 Check Lower Triangular Matrix</text:p>
      <text:p text:style-name="Standard">46 Pascal's Triangle</text:p>
      <text:soft-page-break/>
      <text:p text:style-name="Standard">47 Print Hollow Pyramid</text:p>
      <text:p text:style-name="Standard">48 Print Number Pattern</text:p>
      <text:p text:style-name="Standard">49 Print Floyd's Triangle</text:p>
      <text:p text:style-name="Standard">50 Print Diamond Pattern</text:p>
      <text:p text:style-name="Standard">51 Check Leap Year</text:p>
      <text:p text:style-name="Standard">52 Print Calendar of a Month</text:p>
      <text:p text:style-name="Standard">53 Find GCD and<text:s/>LCM of Array Elements</text:p>
      <text:p text:style-name="Standard">54 Matrix Diagonal Sum</text:p>
      <text:p text:style-name="Standard">55 Check for a Magic Square</text:p>
      <text:p text:style-name="Standard">56 Linked List Implementation</text:p>
      <text:p text:style-name="Standard">57 Stack Implementation</text:p>
      <text:p text:style-name="Standard">58 Queue Implementation</text:p>
      <text:p text:style-name="Standard">59 Circular Linked List Implementation</text:p>
      <text:p text:style-name="Standard">60 Binary Tree Traversal (Inorder, Preorder, Postorder)</text:p>
      <text:p text:style-name="Standard">61 Binary<text:s/>Search Tree (Insertion, Deletion, Search)</text:p>
      <text:p text:style-name="Standard">62 Depth-First Search (DFS) on a Graph</text:p>
      <text:p text:style-name="Standard">63 Breadth-First Search (BFS) on a Graph</text:p>
      <text:p text:style-name="Standard">64 Dijkstra's Algorithm</text:p>
      <text:p text:style-name="Standard">65 Prim's Algorithm</text:p>
      <text:p text:style-name="Standard">66 Kruskal's Algorithm</text:p>
      <text:p text:style-name="Standard">67 Convert Infix to Postfix Expression</text:p>
      <text:p text:style-name="Standard">68 Evaluate Postfix Expression</text:p>
      <text:p text:style-name="Standard">69 Check for Balanced Parentheses</text:p>
      <text:p text:style-name="Standard">70 Convert Decimal to Roman Numerals</text:p>
      <text:p text:style-name="Standard">71 Convert Roman Numerals to Decimal</text:p>
      <text:p text:style-name="Standard">72 Conversion of Units (e.g., Distance, Weight)</text:p>
      <text:p text:style-name="Standard">73 Basic File Operations (Read, Write, Copy)</text:p>
      <text:p text:style-name="Standard">74 Implement a Simple Shell</text:p>
      <text:p text:style-name="Standard">75 Basic Memory Allocation and Deallocation</text:p>
      <text:p text:style-name="Standard">76 Implement a Circular Queue</text:p>
      <text:p text:style-name="Standard">77 Implement a Priority Queue</text:p>
      <text:p text:style-name="Standard">78 Implement a Hash Table</text:p>
      <text:p text:style-name="Standard">79 Basic Socket Programming (Client-Server Interaction)</text:p>
      <text:p text:style-name="Standard">80 Producer-Consumer Problem (Multithreading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harmesh Hirpara</dc:creator>
    <meta:creation-date>2024-01-08T19:12:00Z</meta:creation-date>
    <dc:date>2024-01-09T06:52:00Z</dc:date>
    <meta:template xlink:href="Normal.dotm" xlink:type="simple"/>
    <meta:editing-cycles>5</meta:editing-cycles>
    <meta:editing-duration>PT720S</meta:editing-duration>
    <meta:document-statistic meta:page-count="2" meta:paragraph-count="4" meta:word-count="345" meta:character-count="2313" meta:row-count="16" meta:non-whitespace-character-count="1972"/>
  </office:meta>
</office:document-meta>
</file>